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Fine_20_Dashed" svg:stroke-color="#000000" draw:fill="none" draw:opacity="100%" draw:opacity-name="" draw:textarea-vertical-align="middle"/>
    </style:style>
    <style:style style:name="gr3" style:family="graphic" style:parent-style-name="standard">
      <style:graphic-properties svg:stroke-color="#000000" draw:fill="solid" draw:fill-color="#ffffff" draw:opacity="99%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objectwithoutfill">
      <style:graphic-properties draw:stroke="dash" draw:stroke-dash="Dashed_20__28_var_29_" svg:stroke-color="#000000" draw:marker-end="Short_20_line_20_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4cm" fo:min-width="0cm"/>
    </style:style>
    <style:style style:name="gr10" style:family="graphic" style:parent-style-name="objectwithoutfill">
      <style:graphic-properties draw:stroke="dash" draw:stroke-dash="Ultrafine_20_Dashed" svg:stroke-color="#000000" draw:marker-end="Short_20_line_20_Arrow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cm"/>
    </style:style>
    <style:style style:name="gr1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fill="none" draw:fill-color="#ffffff" draw:textarea-vertical-align="middle"/>
    </style:style>
    <style:style style:name="gr14" style:family="graphic" style:parent-style-name="objectwithoutfill">
      <style:graphic-properties draw:stroke="solid" draw:stroke-dash="Fine_20_Dashed" svg:stroke-color="#000000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stroke="dash" draw:stroke-dash="Fine_20_Dashed" svg:stroke-color="#000000" draw:marker-end="Short_20_line_20_Arrow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.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323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 style:text-underline-style="solid" style:text-underline-width="auto" style:text-underline-color="font-color"/>
    </style:style>
    <style:style style:name="P2" style:family="paragraph">
      <style:paragraph-properties fo:margin-top="0.102cm" fo:margin-bottom="0.102cm" fo:text-align="center"/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4" style:family="paragraph">
      <style:text-properties fo:font-family="'Times New Roman'" style:font-style-name="Курсив" style:font-family-generic="roman" style:font-pitch="variable" fo:font-size="12pt"/>
    </style:style>
    <style:style style:name="P5" style:family="paragraph">
      <style:paragraph-properties fo:text-align="center"/>
    </style:style>
    <style:style style:name="P6" style:family="paragraph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0.9cm" svg:x="3.5cm" svg:y="1.1cm">
          <text:p text:style-name="P1"><text:span text:style-name="T1">Объект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cm" svg:y1="2cm" svg:x2="4.4cm" svg:y2="8.2cm">
          <text:p/>
        </draw:line>
        <draw:custom-shape draw:style-name="gr3" draw:text-style-name="P3" draw:layer="layout" svg:width="0.4cm" svg:height="1.6cm" svg:x="4.2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3cm" svg:y1="3cm" svg:x2="4.2cm" svg:y2="3cm">
          <text:p/>
        </draw:line>
        <draw:custom-shape draw:style-name="gr1" draw:text-style-name="P1" draw:layer="layout" svg:width="8.5cm" svg:height="0.9cm" svg:x="10cm" svg:y="2.9cm">
          <text:p text:style-name="P1"><text:span text:style-name="T1">:Activity, реализующий отображение объекта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6cm" svg:y1="3.4cm" svg:x2="10cm" svg:y2="3.4cm">
          <text:p/>
        </draw:line>
        <draw:line draw:style-name="gr6" draw:text-style-name="P3" draw:layer="layout" svg:x1="14cm" svg:y1="3.8cm" svg:x2="14cm" svg:y2="7.5cm">
          <text:p/>
        </draw:line>
        <draw:custom-shape draw:style-name="gr3" draw:text-style-name="P3" draw:layer="layout" svg:width="0.4cm" svg:height="2.2cm" svg:x="13.8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6cm" svg:y1="4.5cm" svg:x2="13.8cm" svg:y2="4.5cm">
          <text:p/>
        </draw:line>
        <draw:custom-shape draw:style-name="gr3" draw:text-style-name="P3" draw:layer="layout" svg:width="0.4cm" svg:height="1.4cm" svg:x="4.2cm" svg:y="6.7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2cm" svg:y1="7.9cm" svg:x2="1.2cm" svg:y2="7.9cm">
          <text:p/>
        </draw:line>
        <draw:frame draw:style-name="gr8" draw:text-style-name="P4" draw:layer="layout" svg:width="1.929cm" svg:height="0.734cm" svg:x="6.371cm" svg:y="2.7cm">
          <draw:text-box>
            <text:p text:style-name="P4">Создать</text:p>
          </draw:text-box>
        </draw:frame>
        <draw:frame draw:style-name="gr9" draw:text-style-name="P4" draw:layer="layout" svg:width="8.791cm" svg:height="0.734cm" svg:x="4.509cm" svg:y="3.8cm">
          <draw:text-box>
            <text:p text:style-name="P4">Сообщить тип и название объекта(type, name)</text:p>
          </draw:text-box>
        </draw:frame>
        <draw:line draw:style-name="gr10" draw:text-style-name="P5" draw:layer="layout" svg:x1="13.8cm" svg:y1="6.7cm" svg:x2="4.6cm" svg:y2="6.7cm">
          <text:p/>
        </draw:line>
        <draw:frame draw:style-name="gr8" draw:text-style-name="P6" draw:layer="layout" svg:width="2.818cm" svg:height="1.217cm" svg:x="1.678cm" svg:y="6.766cm">
          <draw:text-box>
            <text:p><text:span text:style-name="T2">Нормальное </text:span></text:p>
            <text:p><text:span text:style-name="T2">завершение</text:span></text:p>
          </draw:text-box>
        </draw:frame>
        <draw:frame draw:style-name="gr11" draw:text-style-name="P6" draw:layer="layout" svg:width="5.2cm" svg:height="0.817cm" svg:x="5.7cm" svg:y="6.083cm">
          <draw:text-box>
            <text:p><text:span text:style-name="T2">Нормальное завершение</text:span></text:p>
          </draw:text-box>
        </draw:frame>
        <draw:frame draw:style-name="gr8" draw:text-style-name="P6" draw:layer="layout" svg:width="1.742cm" svg:height="0.734cm" svg:x="1.8cm" svg:y="2.3cm">
          <draw:text-box>
            <text:p><text:span text:style-name="T2">Начать</text:span></text:p>
          </draw:text-box>
        </draw:frame>
        <draw:custom-shape draw:style-name="gr1" draw:text-style-name="P1" draw:layer="layout" svg:width="1.8cm" svg:height="0.9cm" svg:x="3.6cm" svg:y="11.2cm">
          <text:p text:style-name="P1"><text:span text:style-name="T1">Вопросы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12.1cm" svg:x2="4.5cm" svg:y2="21.9cm">
          <text:p/>
        </draw:line>
        <draw:custom-shape draw:style-name="gr3" draw:text-style-name="P3" draw:layer="layout" svg:width="0.4cm" svg:height="1.5cm" svg:x="4.3cm" svg:y="13.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4cm" svg:y1="13.1cm" svg:x2="4.3cm" svg:y2="13.1cm">
          <text:p/>
        </draw:line>
        <draw:custom-shape draw:style-name="gr1" draw:text-style-name="P1" draw:layer="layout" svg:width="8.5cm" svg:height="0.9cm" draw:transform="skewX (-0.0022689280275922) rotate (-0.00261799387917729) translate (7.1cm 12.978cm)">
          <text:p text:style-name="P1"><text:span text:style-name="T1">:Activity, реализующий отображение вопросов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7cm" svg:y1="13.5cm" svg:x2="7.1cm" svg:y2="13.5cm">
          <text:p/>
        </draw:line>
        <draw:line draw:style-name="gr6" draw:text-style-name="P3" draw:layer="layout" svg:x1="11cm" svg:y1="13.9cm" svg:x2="11cm" svg:y2="17.5cm">
          <text:p/>
        </draw:line>
        <draw:custom-shape draw:style-name="gr3" draw:text-style-name="P3" draw:layer="layout" svg:width="0.4cm" svg:height="2.1cm" svg:x="10.8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4.7cm" svg:y1="14.6cm" svg:x2="10.8cm" svg:y2="14.6cm">
          <text:p/>
        </draw:line>
        <draw:custom-shape draw:style-name="gr3" draw:text-style-name="P3" draw:layer="layout" svg:width="0.4cm" svg:height="1.2cm" svg:x="4.3cm" svg:y="20.7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4.7cm" svg:y1="21.6cm" svg:x2="14.7cm" svg:y2="21.582cm">
          <text:p/>
        </draw:line>
        <draw:g>
          <draw:line draw:style-name="gr13" draw:text-style-name="P3" draw:layer="layout" svg:x1="14.4cm" svg:y1="21.282cm" svg:x2="15cm" svg:y2="21.882cm">
            <text:p/>
          </draw:line>
          <draw:line draw:style-name="gr13" draw:text-style-name="P3" draw:layer="layout" svg:x1="15cm" svg:y1="21.282cm" svg:x2="14.4cm" svg:y2="21.882cm">
            <text:p/>
          </draw:line>
        </draw:g>
        <draw:line draw:style-name="gr7" draw:text-style-name="P3" draw:layer="layout" svg:x1="4.3cm" svg:y1="21.9cm" svg:x2="1.3cm" svg:y2="21.9cm">
          <text:p/>
        </draw:line>
        <draw:frame draw:style-name="gr8" draw:text-style-name="P4" draw:layer="layout" svg:width="1.929cm" svg:height="0.734cm" svg:x="4.971cm" svg:y="12.866cm">
          <draw:text-box>
            <text:p text:style-name="P4">Создать</text:p>
          </draw:text-box>
        </draw:frame>
        <draw:frame draw:style-name="gr9" draw:text-style-name="P4" draw:layer="layout" svg:width="8.791cm" svg:height="0.734cm" svg:x="4.609cm" svg:y="13.9cm">
          <draw:text-box>
            <text:p text:style-name="P4">Сообщить вопросы(type, name)</text:p>
          </draw:text-box>
        </draw:frame>
        <draw:line draw:style-name="gr10" draw:text-style-name="P3" draw:layer="layout" svg:x1="14.5cm" svg:y1="20.682cm" svg:x2="4.7cm" svg:y2="20.7cm">
          <text:p/>
        </draw:line>
        <draw:frame draw:style-name="gr8" draw:text-style-name="P6" draw:layer="layout" svg:width="2.818cm" svg:height="1.217cm" svg:x="1.778cm" svg:y="20.766cm">
          <draw:text-box>
            <text:p text:style-name="P4"><text:span text:style-name="T3">Нормальное </text:span></text:p>
            <text:p text:style-name="P4"><text:span text:style-name="T3">завершение</text:span></text:p>
          </draw:text-box>
        </draw:frame>
        <draw:frame draw:style-name="gr8" draw:text-style-name="P6" draw:layer="layout" svg:width="2.72cm" svg:height="0.734cm" svg:x="7.28cm" svg:y="21cm">
          <draw:text-box>
            <text:p text:style-name="P4"><text:span text:style-name="T3">Уничтожить</text:span></text:p>
          </draw:text-box>
        </draw:frame>
        <draw:frame draw:style-name="gr11" draw:text-style-name="P6" draw:layer="layout" svg:width="5.2cm" svg:height="0.817cm" svg:x="5.9cm" svg:y="19.882cm">
          <draw:text-box>
            <text:p text:style-name="P4"><text:span text:style-name="T3">Нормальное завершение</text:span></text:p>
          </draw:text-box>
        </draw:frame>
        <draw:frame draw:style-name="gr8" draw:text-style-name="P6" draw:layer="layout" svg:width="1.742cm" svg:height="0.734cm" svg:x="1.9cm" svg:y="12.4cm">
          <draw:text-box>
            <text:p text:style-name="P4"><text:span text:style-name="T3">Начать</text:span></text:p>
          </draw:text-box>
        </draw:frame>
        <draw:line draw:style-name="gr14" draw:text-style-name="P3" draw:layer="layout" svg:x1="10.8cm" svg:y1="15.9cm" svg:x2="4.5cm" svg:y2="15.9cm">
          <text:p/>
        </draw:line>
        <draw:frame draw:style-name="gr8" draw:text-style-name="P4" draw:layer="layout" svg:width="3.711cm" svg:height="0.734cm" svg:x="5cm" svg:y="15.2cm">
          <draw:text-box>
            <text:p text:style-name="P4">Сообщить ответы</text:p>
          </draw:text-box>
        </draw:frame>
        <draw:custom-shape draw:style-name="gr15" draw:text-style-name="P3" draw:layer="layout" svg:width="0.4cm" svg:height="2.8cm" svg:x="4.3cm" svg:y="16.7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0.8cm" svg:y1="16.7cm" svg:x2="4.7cm" svg:y2="16.7cm">
          <text:p/>
        </draw:line>
        <draw:frame draw:style-name="gr11" draw:text-style-name="P6" draw:layer="layout" svg:width="5.2cm" svg:height="0.817cm" svg:x="4.9cm" svg:y="16cm">
          <draw:text-box>
            <text:p text:style-name="P4"><text:span text:style-name="T3">Нормальное завершение</text:span></text:p>
          </draw:text-box>
        </draw:frame>
        <draw:custom-shape draw:style-name="gr1" draw:text-style-name="P1" draw:layer="layout" svg:width="4.7cm" svg:height="1.2cm" svg:x="12.4cm" svg:y="18cm">
          <text:p text:style-name="P1"><text:span text:style-name="T4">:Activity, реализующий </text:span></text:p>
          <text:p text:style-name="P1"><text:span text:style-name="T4">отображение результатов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8.6cm" svg:x2="12.4cm" svg:y2="18.6cm">
          <text:p/>
        </draw:line>
        <draw:frame draw:style-name="gr17" draw:text-style-name="P4" draw:layer="layout" svg:width="2.283cm" svg:height="0.834cm" svg:x="6.717cm" svg:y="17.866cm">
          <draw:text-box>
            <text:p text:style-name="P4">Создать</text:p>
          </draw:text-box>
        </draw:frame>
        <draw:frame draw:style-name="gr8" draw:text-style-name="P4" draw:layer="layout" svg:width="1.929cm" svg:height="0.734cm" svg:x="4.972cm" svg:y="12.866cm">
          <draw:text-box>
            <text:p text:style-name="P4">Создать</text:p>
          </draw:text-box>
        </draw:frame>
        <draw:line draw:style-name="gr12" draw:text-style-name="P3" draw:layer="layout" svg:x1="4.6cm" svg:y1="7.4cm" svg:x2="14cm" svg:y2="7.4cm">
          <text:p/>
        </draw:line>
        <draw:g>
          <draw:line draw:style-name="gr13" draw:text-style-name="P3" draw:layer="layout" svg:x1="13.7cm" svg:y1="7.1cm" svg:x2="14.3cm" svg:y2="7.7cm">
            <text:p/>
          </draw:line>
          <draw:line draw:style-name="gr13" draw:text-style-name="P3" draw:layer="layout" svg:x1="14.3cm" svg:y1="7.1cm" svg:x2="13.7cm" svg:y2="7.7cm">
            <text:p/>
          </draw:line>
        </draw:g>
        <draw:frame draw:style-name="gr8" draw:text-style-name="P6" draw:layer="layout" svg:width="2.72cm" svg:height="0.734cm" svg:x="7.18cm" svg:y="6.8cm">
          <draw:text-box>
            <text:p><text:span text:style-name="T2">Уничтожить</text:span></text:p>
          </draw:text-box>
        </draw:frame>
        <draw:line draw:style-name="gr12" draw:text-style-name="P3" draw:layer="layout" svg:x1="4.7cm" svg:y1="17.5cm" svg:x2="10.999cm" svg:y2="17.5cm">
          <text:p/>
        </draw:line>
        <draw:g>
          <draw:line draw:style-name="gr13" draw:text-style-name="P3" draw:layer="layout" svg:x1="10.798cm" svg:y1="17.2cm" svg:x2="11.2cm" svg:y2="17.8cm">
            <text:p/>
          </draw:line>
          <draw:line draw:style-name="gr13" draw:text-style-name="P3" draw:layer="layout" svg:x1="11.2cm" svg:y1="17.2cm" svg:x2="10.798cm" svg:y2="17.8cm">
            <text:p/>
          </draw:line>
        </draw:g>
        <draw:frame draw:style-name="gr18" draw:text-style-name="P6" draw:layer="layout" svg:width="3.323cm" svg:height="0.734cm" svg:x="6.2cm" svg:y="16.9cm">
          <draw:text-box>
            <text:p text:style-name="P4"><text:span text:style-name="T3">Уничтожить</text:span></text:p>
          </draw:text-box>
        </draw:frame>
        <draw:line draw:style-name="gr2" draw:text-style-name="P2" draw:layer="layout" svg:x1="14.7cm" svg:y1="19.2cm" svg:x2="14.7cm" svg:y2="21.6cm">
          <text:p/>
        </draw:line>
        <draw:custom-shape draw:style-name="gr15" draw:text-style-name="P3" draw:layer="layout" svg:width="0.4cm" svg:height="1.2cm" svg:x="14.5cm" svg:y="19.5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9.5cm" svg:x2="14.5cm" svg:y2="19.5cm">
          <text:p/>
        </draw:line>
        <draw:frame draw:style-name="gr11" draw:text-style-name="P6" draw:layer="layout" svg:width="5.2cm" svg:height="0.817cm" svg:x="5.8cm" svg:y="18.8cm">
          <draw:text-box>
            <text:p text:style-name="P4"><text:span text:style-name="T3">Сообщить результат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13T00:45:31.78</meta:creation-date>
    <dc:date>2015-11-13T01:55:00.71</dc:date>
    <dc:creator>Василий </dc:creator>
    <meta:editing-duration>PT38M55S</meta:editing-duration>
    <meta:editing-cycles>3</meta:editing-cycles>
    <meta:generator>OpenOffice/4.1.2$Win32 OpenOffice.org_project/412m3$Build-9782</meta:generator>
    <meta:document-statistic meta:object-count="62"/>
  </office:meta>
</office:document-meta>
</file>